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Warm up: 1 mile in 9:31, rest 2 minutes, 1 mile in 10:25, rest 3 minutes</text:p>
      <text:p text:style-name="P1">Run: <text:s text:c="3"/>1/8 mile, ¼ mile, ½ mile, ¾ mile, ½ mile, ¼ mile, ¼ mile</text:p>
      <text:p text:style-name="P1">Times: <text:s text:c="2"/>58 s <text:s text:c="6"/>1:59 <text:s text:c="5"/>3:58 <text:s text:c="5"/>5:28 <text:s text:c="7"/>3:57 <text:s text:c="5"/>1:54 <text:s text:c="4"/>1:51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1"><text:soft-page-break/>Sat July 28, 2018 <text:span text:style-name="T1">16.3 miles</text:span> <text:s/></text:p>
      <text:p text:style-name="P1">Run: 2 x 5 miles and 1 x 6 miles on a slightly hilly loop</text:p>
      <text:p text:style-name="P1">After each of the 5 mile loops I rested for 1:15 while I ate a gel and drank water.</text:p>
      <text:p text:style-name="P1">It was a relatively cool day and I only drank a total of 16 ounces. <text:s/>I should have had more than twice this but surprisingly I did not feel the effects of dehydration.</text:p>
      <text:p text:style-name="P1">Paces on each of the loops: 9:25, 9:21, 9:00/mile </text:p>
      <text:p text:style-name="P1">The last 2 miles were in 8:41 and 8:19.</text:p>
      <text:p text:style-name="P1">Warm down: 0.3 mile jog</text:p>
      <text:p text:style-name="P1"><text:s/></text:p>
      <text:p text:style-name="P1">Sun July 29, 2018 <text:span text:style-name="T1">2.2 miles</text:span></text:p>
      <text:p text:style-name="P1">I ran 2 miles on a treadmill in St. Catharines Canada. </text:p>
      <text:p text:style-name="P1">Splits: 9:58 and 8:30</text:p>
      <text:p text:style-name="P1">Warm down: 0.2 miles</text:p>
      <text:p text:style-name="P1"/>
      <text:p text:style-name="P1">Mon July 30, 2018 <text:span text:style-name="T1">1 mile</text:span> near the Niagara River and Falls</text:p>
      <text:p text:style-name="P1"/>
      <text:p text:style-name="P1">Tues July 31 2018 <text:span text:style-name="T1">7.5 miles </text:span><text:s/></text:p>
      <text:p text:style-name="P1">Warm up: 1 mile out and back on Limber Rd at various paces and rested 3 minutes.</text:p>
      <text:p text:style-name="P1">Run: 6 miles on the very hilly 2 mile course. The sum of the ascents is 862 feet.</text:p>
      <text:p text:style-name="P1">Time: 53:05 or 8:51/mile</text:p>
      <text:p text:style-name="P1">Splits: 7:16, 10:45, 9:35, 8:02, 7:10, 10:16</text:p>
      <text:p text:style-name="P1">This is the fastest I ever ran this tough course. <text:s/>See Dec 28, 2018 for a summary of previous times on this course.</text:p>
      <text:p text:style-name="P1">Warm down: ½ mile jo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31T21:55:18.52</dc:date>
    <dc:creator>James Lombardi</dc:creator>
    <meta:editing-duration>P4DT16H5M4S</meta:editing-duration>
    <meta:editing-cycles>368</meta:editing-cycles>
    <meta:generator>OpenOffice/4.1.2$Win32 OpenOffice.org_project/412m3$Build-9782</meta:generator>
    <meta:document-statistic meta:table-count="0" meta:image-count="0" meta:object-count="0" meta:page-count="2" meta:paragraph-count="47" meta:word-count="460" meta:character-count="2290"/>
  </office:meta>
</office:document-meta>
</file>